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12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72467" calcext:value-type="float">
            <text:p><text:s text:c="3"/>72,467</text:p>
          </table:table-cell>
          <table:table-cell table:style-name="ce36" office:value-type="float" office:value="4375" calcext:value-type="float">
            <text:p><text:s text:c="3"/>4,375</text:p>
          </table:table-cell>
          <table:table-cell table:style-name="ce36" office:value-type="float" office:value="6275" calcext:value-type="float">
            <text:p><text:s text:c="3"/>6,275</text:p>
          </table:table-cell>
          <table:table-cell table:style-name="ce36" office:value-type="float" office:value="4169" calcext:value-type="float">
            <text:p><text:s text:c="3"/>4,169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700" calcext:value-type="float">
            <text:p><text:s text:c="3"/>1,700</text:p>
          </table:table-cell>
          <table:table-cell table:style-name="ce36" office:value-type="float" office:value="2547" calcext:value-type="float">
            <text:p><text:s text:c="3"/>2,547</text:p>
          </table:table-cell>
          <table:table-cell table:style-name="ce36" office:value-type="float" office:value="8591" calcext:value-type="float">
            <text:p><text:s text:c="3"/>8,591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313" calcext:value-type="float">
            <text:p><text:s text:c="3"/>5,313</text:p>
          </table:table-cell>
          <table:table-cell table:style-name="ce36" office:value-type="float" office:value="34081" calcext:value-type="float">
            <text:p><text:s text:c="3"/>34,081</text:p>
          </table:table-cell>
          <table:table-cell table:style-name="ce36" office:value-type="float" office:value="2657" calcext:value-type="float">
            <text:p><text:s text:c="3"/>2,6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8153" calcext:value-type="float">
            <text:p><text:s text:c="3"/>68,153</text:p>
          </table:table-cell>
          <table:table-cell table:style-name="ce36" office:value-type="float" office:value="2671" calcext:value-type="float">
            <text:p><text:s text:c="3"/>2,671</text:p>
          </table:table-cell>
          <table:table-cell table:style-name="ce36" office:value-type="float" office:value="6484" calcext:value-type="float">
            <text:p><text:s text:c="3"/>6,484</text:p>
          </table:table-cell>
          <table:table-cell table:style-name="ce36" office:value-type="float" office:value="5644" calcext:value-type="float">
            <text:p><text:s text:c="3"/>5,644</text:p>
          </table:table-cell>
          <table:table-cell table:style-name="ce36" office:value-type="float" office:value="2810" calcext:value-type="float">
            <text:p><text:s text:c="3"/>2,810</text:p>
          </table:table-cell>
          <table:table-cell table:style-name="ce36" office:value-type="float" office:value="1560" calcext:value-type="float">
            <text:p><text:s text:c="3"/>1,560</text:p>
          </table:table-cell>
          <table:table-cell table:style-name="ce36" office:value-type="float" office:value="2159" calcext:value-type="float">
            <text:p><text:s text:c="3"/>2,159</text:p>
          </table:table-cell>
          <table:table-cell table:style-name="ce36" office:value-type="float" office:value="6773" calcext:value-type="float">
            <text:p><text:s text:c="3"/>6,773</text:p>
          </table:table-cell>
          <table:table-cell table:style-name="ce36" office:value-type="float" office:value="608" calcext:value-type="float">
            <text:p><text:s text:c="3"/>60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313" calcext:value-type="float">
            <text:p><text:s text:c="3"/>5,313</text:p>
          </table:table-cell>
          <table:table-cell table:style-name="ce36" office:value-type="float" office:value="34081" calcext:value-type="float">
            <text:p><text:s text:c="3"/>34,08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57" office:value-type="float" office:value="4314" calcext:value-type="float">
            <text:p>4,31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0772" calcext:value-type="float">
            <text:p><text:s text:c="3"/>30,772</text:p>
          </table:table-cell>
          <table:table-cell table:style-name="ce36" office:value-type="float" office:value="2052" calcext:value-type="float">
            <text:p><text:s text:c="3"/>2,052</text:p>
          </table:table-cell>
          <table:table-cell table:style-name="ce36" office:value-type="float" office:value="2930" calcext:value-type="float">
            <text:p><text:s text:c="3"/>2,930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082" calcext:value-type="float">
            <text:p><text:s text:c="3"/>1,082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062" calcext:value-type="float">
            <text:p><text:s text:c="3"/>1,062</text:p>
          </table:table-cell>
          <table:table-cell table:style-name="ce36" office:value-type="float" office:value="3573" calcext:value-type="float">
            <text:p><text:s text:c="3"/>3,573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244" calcext:value-type="float">
            <text:p><text:s text:c="3"/>2,244</text:p>
          </table:table-cell>
          <table:table-cell table:style-name="ce36" office:value-type="float" office:value="14679" calcext:value-type="float">
            <text:p><text:s text:c="3"/>14,6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9557" calcext:value-type="float">
            <text:p><text:s text:c="3"/>29,557</text:p>
          </table:table-cell>
          <table:table-cell table:style-name="ce36" office:value-type="float" office:value="1255" calcext:value-type="float">
            <text:p><text:s text:c="3"/>1,255</text:p>
          </table:table-cell>
          <table:table-cell table:style-name="ce36" office:value-type="float" office:value="2821" calcext:value-type="float">
            <text:p><text:s text:c="3"/>2,821</text:p>
          </table:table-cell>
          <table:table-cell table:style-name="ce36" office:value-type="float" office:value="2546" calcext:value-type="float">
            <text:p><text:s text:c="3"/>2,546</text:p>
          </table:table-cell>
          <table:table-cell table:style-name="ce36" office:value-type="float" office:value="1092" calcext:value-type="float">
            <text:p><text:s text:c="3"/>1,092</text:p>
          </table:table-cell>
          <table:table-cell table:style-name="ce36" office:value-type="float" office:value="619" calcext:value-type="float">
            <text:p><text:s text:c="3"/>619</text:p>
          </table:table-cell>
          <table:table-cell table:style-name="ce36" office:value-type="float" office:value="888" calcext:value-type="float">
            <text:p><text:s text:c="3"/>888</text:p>
          </table:table-cell>
          <table:table-cell table:style-name="ce36" office:value-type="float" office:value="3059" calcext:value-type="float">
            <text:p><text:s text:c="3"/>3,059</text:p>
          </table:table-cell>
          <table:table-cell table:style-name="ce36" office:value-type="float" office:value="326" calcext:value-type="float">
            <text:p><text:s text:c="3"/>326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244" calcext:value-type="float">
            <text:p><text:s text:c="3"/>2,244</text:p>
          </table:table-cell>
          <table:table-cell table:style-name="ce36" office:value-type="float" office:value="14679" calcext:value-type="float">
            <text:p><text:s text:c="3"/>14,67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8" office:value-type="float" office:value="1215" calcext:value-type="float">
            <text:p>1,215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1695" calcext:value-type="float">
            <text:p><text:s text:c="3"/>41,695</text:p>
          </table:table-cell>
          <table:table-cell table:style-name="ce37" office:value-type="float" office:value="2323" calcext:value-type="float">
            <text:p><text:s text:c="3"/>2,323</text:p>
          </table:table-cell>
          <table:table-cell table:style-name="ce37" office:value-type="float" office:value="3345" calcext:value-type="float">
            <text:p><text:s text:c="3"/>3,345</text:p>
          </table:table-cell>
          <table:table-cell table:style-name="ce37" office:value-type="float" office:value="2274" calcext:value-type="float">
            <text:p><text:s text:c="3"/>2,274</text:p>
          </table:table-cell>
          <table:table-cell table:style-name="ce37" office:value-type="float" office:value="1509" calcext:value-type="float">
            <text:p><text:s text:c="3"/>1,509</text:p>
          </table:table-cell>
          <table:table-cell table:style-name="ce37" office:value-type="float" office:value="991" calcext:value-type="float">
            <text:p><text:s text:c="3"/>991</text:p>
          </table:table-cell>
          <table:table-cell table:style-name="ce37" office:value-type="float" office:value="1485" calcext:value-type="float">
            <text:p><text:s text:c="3"/>1,485</text:p>
          </table:table-cell>
          <table:table-cell table:style-name="ce37" office:value-type="float" office:value="5018" calcext:value-type="float">
            <text:p><text:s text:c="3"/>5,018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069" calcext:value-type="float">
            <text:p><text:s text:c="3"/>3,069</text:p>
          </table:table-cell>
          <table:table-cell table:style-name="ce37" office:value-type="float" office:value="19402" calcext:value-type="float">
            <text:p><text:s text:c="3"/>19,402</text:p>
          </table:table-cell>
          <table:table-cell table:style-name="ce37" office:value-type="float" office:value="2212" calcext:value-type="float">
            <text:p><text:s text:c="3"/>2,2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596" calcext:value-type="float">
            <text:p><text:s text:c="3"/>38,596</text:p>
          </table:table-cell>
          <table:table-cell table:style-name="ce37" office:value-type="float" office:value="1416" calcext:value-type="float">
            <text:p><text:s text:c="3"/>1,416</text:p>
          </table:table-cell>
          <table:table-cell table:style-name="ce37" office:value-type="float" office:value="3663" calcext:value-type="float">
            <text:p><text:s text:c="3"/>3,663</text:p>
          </table:table-cell>
          <table:table-cell table:style-name="ce37" office:value-type="float" office:value="3098" calcext:value-type="float">
            <text:p><text:s text:c="3"/>3,098</text:p>
          </table:table-cell>
          <table:table-cell table:style-name="ce37" office:value-type="float" office:value="1718" calcext:value-type="float">
            <text:p><text:s text:c="3"/>1,718</text:p>
          </table:table-cell>
          <table:table-cell table:style-name="ce37" office:value-type="float" office:value="941" calcext:value-type="float">
            <text:p><text:s text:c="3"/>941</text:p>
          </table:table-cell>
          <table:table-cell table:style-name="ce37" office:value-type="float" office:value="1271" calcext:value-type="float">
            <text:p><text:s text:c="3"/>1,271</text:p>
          </table:table-cell>
          <table:table-cell table:style-name="ce37" office:value-type="float" office:value="3714" calcext:value-type="float">
            <text:p><text:s text:c="3"/>3,714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069" calcext:value-type="float">
            <text:p><text:s text:c="3"/>3,069</text:p>
          </table:table-cell>
          <table:table-cell table:style-name="ce37" office:value-type="float" office:value="19402" calcext:value-type="float">
            <text:p><text:s text:c="3"/>19,40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59" office:value-type="float" office:value="3099" calcext:value-type="float">
            <text:p>3,09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081" calcext:value-type="float">
            <text:p>13,081</text:p>
          </table:table-cell>
          <table:table-cell table:style-name="ce38" office:value-type="float" office:value="855" calcext:value-type="float">
            <text:p>8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57" calcext:value-type="float">
            <text:p>2,657</text:p>
          </table:table-cell>
          <table:table-cell table:style-name="ce38" office:value-type="float" office:value="342" calcext:value-type="float">
            <text:p>342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368" calcext:value-type="float">
            <text:p>368</text:p>
          </table:table-cell>
          <table:table-cell table:style-name="ce38" office:value-type="float" office:value="2867" calcext:value-type="float">
            <text:p>2,867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75" calcext:value-type="float">
            <text:p>5,175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034" calcext:value-type="float">
            <text:p>12,034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64" calcext:value-type="float">
            <text:p>3,064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326" calcext:value-type="float">
            <text:p>2,326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75" calcext:value-type="float">
            <text:p>5,17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1047" calcext:value-type="float">
            <text:p>1,047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552" calcext:value-type="float">
            <text:p>5,552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63" calcext:value-type="float">
            <text:p>1,163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248" calcext:value-type="float">
            <text:p>1,248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41" calcext:value-type="float">
            <text:p>2,241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35" calcext:value-type="float">
            <text:p>5,43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9" calcext:value-type="float">
            <text:p>1,429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103" calcext:value-type="float">
            <text:p>1,103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41" calcext:value-type="float">
            <text:p>2,24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17" calcext:value-type="float">
            <text:p>11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7529" calcext:value-type="float">
            <text:p>7,529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99" calcext:value-type="float">
            <text:p>6,599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930" calcext:value-type="float">
            <text:p>93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1166" calcext:value-type="float">
            <text:p>11,166</text:p>
          </table:table-cell>
          <table:table-cell table:style-name="ce38" office:value-type="float" office:value="1609" calcext:value-type="float">
            <text:p>1,609</text:p>
          </table:table-cell>
          <table:table-cell table:style-name="ce38" office:value-type="float" office:value="3063" calcext:value-type="float">
            <text:p>3,0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1757" calcext:value-type="float">
            <text:p>1,757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92" calcext:value-type="float">
            <text:p>3,492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33" calcext:value-type="float">
            <text:p>8,433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2657" calcext:value-type="float">
            <text:p>2,6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92" calcext:value-type="float">
            <text:p>3,492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60" office:value-type="float" office:value="2733" calcext:value-type="float">
            <text:p>2,733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51" calcext:value-type="float">
            <text:p>4,951</text:p>
          </table:table-cell>
          <table:table-cell table:style-name="ce39" office:value-type="float" office:value="734" calcext:value-type="float">
            <text:p>734</text:p>
          </table:table-cell>
          <table:table-cell table:style-name="ce39" office:value-type="float" office:value="1428" calcext:value-type="float">
            <text:p>1,4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765" calcext:value-type="float">
            <text:p>76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43" calcext:value-type="float">
            <text:p>1,543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88" calcext:value-type="float">
            <text:p>3,788</text:p>
          </table:table-cell>
          <table:table-cell table:style-name="ce39" office:value-type="float" office:value="346" calcext:value-type="float">
            <text:p>346</text:p>
          </table:table-cell>
          <table:table-cell table:style-name="ce39" office:value-type="float" office:value="1163" calcext:value-type="float">
            <text:p>1,1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43" calcext:value-type="float">
            <text:p>1,54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1163" calcext:value-type="float">
            <text:p>1,16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215" calcext:value-type="float">
            <text:p>6,215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45" calcext:value-type="float">
            <text:p>4,645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570" calcext:value-type="float">
            <text:p>1,57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8536" calcext:value-type="float">
            <text:p>8,536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877" calcext:value-type="float">
            <text:p>1,877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51" calcext:value-type="float">
            <text:p>5,151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972" calcext:value-type="float">
            <text:p>7,972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342" calcext:value-type="float">
            <text:p>342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51" calcext:value-type="float">
            <text:p>5,15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564" calcext:value-type="float">
            <text:p>564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457" calcext:value-type="float">
            <text:p>3,457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713" calcext:value-type="float">
            <text:p>713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62" calcext:value-type="float">
            <text:p>2,162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45" calcext:value-type="float">
            <text:p>3,345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62" calcext:value-type="float">
            <text:p>2,16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079" calcext:value-type="float">
            <text:p>5,079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627" calcext:value-type="float">
            <text:p>4,627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89" calcext:value-type="float">
            <text:p>2,989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5" office:value-type="float" office:value="452" calcext:value-type="float">
            <text:p>45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402" calcext:value-type="float">
            <text:p>5,402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7" calcext:value-type="float">
            <text:p>487</text:p>
          </table:table-cell>
          <table:table-cell table:style-name="ce38" office:value-type="float" office:value="683" calcext:value-type="float">
            <text:p>683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54" calcext:value-type="float">
            <text:p>3,454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05" calcext:value-type="float">
            <text:p>5,305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54" calcext:value-type="float">
            <text:p>3,45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3" office:value-type="float" office:value="97" calcext:value-type="float">
            <text:p>9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245" calcext:value-type="float">
            <text:p>2,24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477" calcext:value-type="float">
            <text:p>1,47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67" calcext:value-type="float">
            <text:p>2,267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477" calcext:value-type="float">
            <text:p>1,4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22" calcext:value-type="float">
            <text:p><text:s text:c="7"/>－2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157" calcext:value-type="float">
            <text:p>3,157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119" calcext:value-type="float">
            <text:p>11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8535" calcext:value-type="float">
            <text:p>8,535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61" calcext:value-type="float">
            <text:p>1,161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26" calcext:value-type="float">
            <text:p>5,626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01" calcext:value-type="float">
            <text:p>8,401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368" calcext:value-type="float">
            <text:p>368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487" calcext:value-type="float">
            <text:p>4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36" calcext:value-type="float">
            <text:p>1,136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26" calcext:value-type="float">
            <text:p>5,62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34" calcext:value-type="float">
            <text:p>134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617" calcext:value-type="float">
            <text:p>3,617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71" calcext:value-type="float">
            <text:p>71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65" calcext:value-type="float">
            <text:p>2,46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42" calcext:value-type="float">
            <text:p>3,64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65" calcext:value-type="float">
            <text:p>2,4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-25" calcext:value-type="float">
            <text:p><text:s text:c="7"/>－2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4918" calcext:value-type="float">
            <text:p>4,918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59" calcext:value-type="float">
            <text:p>4,759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159" calcext:value-type="float">
            <text:p>159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4991" calcext:value-type="float">
            <text:p>24,991</text:p>
          </table:table-cell>
          <table:table-cell table:style-name="ce38" office:value-type="float" office:value="864" calcext:value-type="float">
            <text:p>864</text:p>
          </table:table-cell>
          <table:table-cell table:style-name="ce38" office:value-type="float" office:value="2326" calcext:value-type="float">
            <text:p>2,326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1136" calcext:value-type="float">
            <text:p>1,1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12" calcext:value-type="float">
            <text:p>5,312</text:p>
          </table:table-cell>
          <table:table-cell table:style-name="ce38" office:value-type="float" office:value="11060" calcext:value-type="float">
            <text:p>11,060</text:p>
          </table:table-cell>
          <table:table-cell table:style-name="ce38" office:value-type="float" office:value="979" calcext:value-type="float">
            <text:p>9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5712" calcext:value-type="float">
            <text:p>25,712</text:p>
          </table:table-cell>
          <table:table-cell table:style-name="ce38" office:value-type="float" office:value="729" calcext:value-type="float">
            <text:p>729</text:p>
          </table:table-cell>
          <table:table-cell table:style-name="ce38" office:value-type="float" office:value="2867" calcext:value-type="float">
            <text:p>2,867</text:p>
          </table:table-cell>
          <table:table-cell table:style-name="ce38" office:value-type="float" office:value="1757" calcext:value-type="float">
            <text:p>1,757</text:p>
          </table:table-cell>
          <table:table-cell table:style-name="ce38" office:value-type="float" office:value="1877" calcext:value-type="float">
            <text:p>1,877</text:p>
          </table:table-cell>
          <table:table-cell table:style-name="ce38" office:value-type="float" office:value="683" calcext:value-type="float">
            <text:p>683</text:p>
          </table:table-cell>
          <table:table-cell table:style-name="ce38" office:value-type="float" office:value="1161" calcext:value-type="float">
            <text:p>1,1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12" calcext:value-type="float">
            <text:p>5,312</text:p>
          </table:table-cell>
          <table:table-cell table:style-name="ce38" office:value-type="float" office:value="11060" calcext:value-type="float">
            <text:p>11,06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63" office:value-type="float" office:value="-721" calcext:value-type="float">
            <text:p><text:s text:c="7"/>－721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0548" calcext:value-type="float">
            <text:p>10,548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1103" calcext:value-type="float">
            <text:p>1,103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4" calcext:value-type="float">
            <text:p>2,244</text:p>
          </table:table-cell>
          <table:table-cell table:style-name="ce39" office:value-type="float" office:value="4721" calcext:value-type="float">
            <text:p>4,72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904" calcext:value-type="float">
            <text:p>10,904</text:p>
          </table:table-cell>
          <table:table-cell table:style-name="ce39" office:value-type="float" office:value="353" calcext:value-type="float">
            <text:p>353</text:p>
          </table:table-cell>
          <table:table-cell table:style-name="ce39" office:value-type="float" office:value="1248" calcext:value-type="float">
            <text:p>1,248</text:p>
          </table:table-cell>
          <table:table-cell table:style-name="ce39" office:value-type="float" office:value="765" calcext:value-type="float">
            <text:p>765</text:p>
          </table:table-cell>
          <table:table-cell table:style-name="ce39" office:value-type="float" office:value="713" calcext:value-type="float">
            <text:p>713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4" calcext:value-type="float">
            <text:p>2,244</text:p>
          </table:table-cell>
          <table:table-cell table:style-name="ce39" office:value-type="float" office:value="4721" calcext:value-type="float">
            <text:p>4,72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64" office:value-type="float" office:value="-356" calcext:value-type="float">
            <text:p><text:s text:c="7"/>－35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4443" calcext:value-type="float">
            <text:p>14,443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6339" calcext:value-type="float">
            <text:p>6,339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808" calcext:value-type="float">
            <text:p>14,808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6339" calcext:value-type="float">
            <text:p>6,33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-365" calcext:value-type="float">
            <text:p><text:s text:c="7"/>－36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47" calcext:value-type="float">
            <text:p>84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195" calcext:value-type="float">
            <text:p><text:s text:c="7"/>－195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98" calcext:value-type="float">
            <text:p><text:s text:c="7"/>－9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53" calcext:value-type="float">
            <text:p>7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97" calcext:value-type="float">
            <text:p><text:s text:c="7"/>－9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471" calcext:value-type="float">
            <text:p>6,471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097" calcext:value-type="float">
            <text:p>6,097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3108" calcext:value-type="float">
            <text:p>3,10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374" calcext:value-type="float">
            <text:p>37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796" calcext:value-type="float">
            <text:p>2,796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9" calcext:value-type="float">
            <text:p>2,60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87" calcext:value-type="float">
            <text:p>18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675" calcext:value-type="float">
            <text:p>3,675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33" calcext:value-type="float">
            <text:p>533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1771" calcext:value-type="float">
            <text:p>1,771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488" calcext:value-type="float">
            <text:p>3,48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1771" calcext:value-type="float">
            <text:p>1,7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87" calcext:value-type="float">
            <text:p>18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555" calcext:value-type="float">
            <text:p>5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9" calcext:value-type="float">
            <text:p>6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231" calcext:value-type="float">
            <text:p>2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7" calcext:value-type="float">
            <text:p>3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324" calcext:value-type="float">
            <text:p>3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2" calcext:value-type="float">
            <text:p>3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462" calcext:value-type="float">
            <text:p>4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6" calcext:value-type="float">
            <text:p>10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85" calcext:value-type="float">
            <text:p>1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6" calcext:value-type="float">
            <text:p>3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277" calcext:value-type="float">
            <text:p>2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70" calcext:value-type="float">
            <text:p>7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1504" calcext:value-type="float">
            <text:p>1,50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33" calcext:value-type="float">
            <text:p><text:s text:c="7"/>－33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93" calcext:value-type="float">
            <text:p>1,09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654" calcext:value-type="float">
            <text:p>6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9" calcext:value-type="float">
            <text:p><text:s text:c="7"/>－13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15" calcext:value-type="float">
            <text:p>1,61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9" calcext:value-type="float">
            <text:p>1,80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850" calcext:value-type="float">
            <text:p>8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94" calcext:value-type="float">
            <text:p><text:s text:c="7"/>－19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17" calcext:value-type="float">
            <text:p><text:s text:c="7"/>－11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3" calcext:value-type="float">
            <text:p><text:s text:c="7"/>－3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3" calcext:value-type="float">
            <text:p>77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5" calcext:value-type="float">
            <text:p>215</text:p>
          </table:table-cell>
          <table:table-cell table:number-columns-repeated="2"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84" calcext:value-type="float">
            <text:p><text:s text:c="7"/>－8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576" calcext:value-type="float">
            <text:p>5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6" calcext:value-type="float">
            <text:p><text:s text:c="7"/>－14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33" calcext:value-type="float">
            <text:p>2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5" calcext:value-type="float">
            <text:p><text:s text:c="7"/>－6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343" calcext:value-type="float">
            <text:p>3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81" calcext:value-type="float">
            <text:p><text:s text:c="7"/>－81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358" calcext:value-type="float">
            <text:p>3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1" calcext:value-type="float">
            <text:p><text:s text:c="7"/>－11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44" calcext:value-type="float">
            <text:p>1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6" calcext:value-type="float">
            <text:p><text:s text:c="7"/>－4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214" calcext:value-type="float">
            <text:p>2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5" calcext:value-type="float">
            <text:p><text:s text:c="7"/>－6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41" calcext:value-type="float">
            <text:p><text:s text:c="7"/>－2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52" calcext:value-type="float">
            <text:p>3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7" calcext:value-type="float">
            <text:p><text:s text:c="7"/>－7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36" calcext:value-type="float">
            <text:p>1,13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0" calcext:value-type="float">
            <text:p>1,30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64" calcext:value-type="float">
            <text:p><text:s text:c="7"/>－16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00" calcext:value-type="float">
            <text:p><text:s text:c="7"/>－10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45" calcext:value-type="float">
            <text:p><text:s text:c="7"/>－4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5" calcext:value-type="float">
            <text:p><text:s text:c="7"/>－5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3" calcext:value-type="float">
            <text:p><text:s text:c="7"/>－1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79" calcext:value-type="float">
            <text:p>27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3" calcext:value-type="float">
            <text:p><text:s text:c="7"/>－3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71" calcext:value-type="float">
            <text:p>67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51" calcext:value-type="float">
            <text:p>3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0" calcext:value-type="float">
            <text:p>2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3" calcext:value-type="float">
            <text:p>4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5" calcext:value-type="float">
            <text:p>3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" calcext:value-type="float">
            <text:p>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93" calcext:value-type="float">
            <text:p><text:s text:c="7"/>－29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62" calcext:value-type="float">
            <text:p><text:s text:c="7"/>－16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49" calcext:value-type="float">
            <text:p>3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1" calcext:value-type="float">
            <text:p><text:s text:c="7"/>－13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63" office:value-type="float" office:value="325" calcext:value-type="float">
            <text:p>32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81" calcext:value-type="float">
            <text:p>8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244" calcext:value-type="float">
            <text:p>24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9" calcext:value-type="float">
            <text:p><text:s text:c="7"/>－8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4" calcext:value-type="float">
            <text:p><text:s text:c="7"/>－3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5" calcext:value-type="float">
            <text:p><text:s text:c="7"/>－55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756" calcext:value-type="float">
            <text:p>75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46" calcext:value-type="float">
            <text:p>2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6" calcext:value-type="float">
            <text:p>29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60" calcext:value-type="float">
            <text:p>460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26" calcext:value-type="float">
            <text:p>22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19" calcext:value-type="float">
            <text:p>1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34" calcext:value-type="float">
            <text:p>23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4" calcext:value-type="float">
            <text:p>1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65" calcext:value-type="float">
            <text:p>46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13" calcext:value-type="float">
            <text:p>1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38" calcext:value-type="float">
            <text:p>23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10" calcext:value-type="float">
            <text:p>1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27" calcext:value-type="float">
            <text:p>22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" calcext:value-type="float">
            <text:p><text:s text:c="7"/>－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7" calcext:value-type="float">
            <text:p>7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1月5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3:03:12</meta:creation-date>
    <dc:creator>user</dc:creator>
    <dc:date>2012-01-06T13:03:31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